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26f7" officeooo:paragraph-rsid="000226f7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Объекты:</text:span></text:h>
      <text:list text:style-name="L1">
        <text:list-item>
          <text:p text:style-name="P2">Городская телефонная сеть (ГТС)</text:p>
        </text:list-item>
        <text:list-item>
          <text:p text:style-name="P2">Автоматические телефонные станции (АТС)</text:p>
        </text:list-item>
        <text:list-item>
          <text:p text:style-name="P2">Абоненты</text:p>
        </text:list-item>
        <text:list-item>
          <text:p text:style-name="P2">Телефоны (номера телефонов)</text:p>
        </text:list-item>
        <text:list-item>
          <text:p text:style-name="P2">Адреса</text:p>
        </text:list-item>
        <text:list-item>
          <text:p text:style-name="P2">Междугородние переговоры</text:p>
        </text:list-item>
        <text:list-item>
          <text:p text:style-name="P2">Очереди на установку телефона</text:p>
        </text:list-item>
        <text:list-item>
          <text:p text:style-name="P2">Платежи (абонентская плата, штрафы, задолженности)</text:p>
        </text:list-item>
        <text:list-item>
          <text:p text:style-name="P2">Таксофоны и общественные телефоны</text:p>
        </text:list-item>
      </text:list>
      <text:h text:style-name="Heading_20_2" text:outline-level="2"><text:span text:style-name="Strong_20_Emphasis">Процессы:</text:span></text:h>
      <text:list text:style-name="L2">
        <text:list-item>
          <text:p text:style-name="P3">Подключение / установка телефона</text:p>
        </text:list-item>
        <text:list-item>
          <text:p text:style-name="P3">Расчет и взимание абонентской платы</text:p>
        </text:list-item>
        <text:list-item>
          <text:p text:style-name="P3">Блокировка и разблокировка телефонов (по неуплате, за долги)</text:p>
        </text:list-item>
        <text:list-item>
          <text:p text:style-name="P3">Проведение междугородних переговоров</text:p>
        </text:list-item>
        <text:list-item>
          <text:p text:style-name="P3">Ведение очередей на установку</text:p>
        </text:list-item>
        <text:list-item>
          <text:p text:style-name="P3">Формирование и выполнение запросов к базе данных (поиск абонентов, должников и т.д.)</text:p>
        </text:list-item>
      </text:list>
      <text:h text:style-name="Heading_20_2" text:outline-level="2"><text:span text:style-name="Strong_20_Emphasis">Отношения:</text:span></text:h>
      <text:list text:style-name="L3">
        <text:list-item>
          <text:p text:style-name="P4"><text:span text:style-name="Strong_20_Emphasis">АТС — Абоненты</text:span> (каждая АТС обслуживает множество абонентов)</text:p>
        </text:list-item>
        <text:list-item>
          <text:p text:style-name="P4"><text:span text:style-name="Strong_20_Emphasis">Абонент — Телефон</text:span> (один или несколько абонентов могут пользоваться одним номером, если телефон спаренный/параллельный)</text:p>
        </text:list-item>
        <text:list-item>
          <text:p text:style-name="P4"><text:span text:style-name="Strong_20_Emphasis">Телефон — Адрес</text:span> (каждый телефон установлен по конкретному адресу)</text:p>
        </text:list-item>
        <text:list-item>
          <text:p text:style-name="P4"><text:span text:style-name="Strong_20_Emphasis">Абонент — Платежи</text:span> (каждый абонент делает оплату за телефон)</text:p>
        </text:list-item>
        <text:list-item>
          <text:p text:style-name="P4"><text:span text:style-name="Strong_20_Emphasis">Абонент — Междугородние переговоры</text:span> (записываются разговоры абонента)</text:p>
        </text:list-item>
        <text:list-item>
          <text:p text:style-name="P4"><text:span text:style-name="Strong_20_Emphasis">Абонент — Очередь</text:span> (абонент может находиться в очереди на установку телефона)</text:p>
        </text:list-item>
        <text:list-item>
          <text:p text:style-name="P4"><text:span text:style-name="Strong_20_Emphasis">АТС — Телефоны</text:span> (каждая АТС имеет определённый диапазон номеров)</text:p>
        </text:list-item>
        <text:list-item>
          <text:p text:style-name="P4"><text:span text:style-name="Strong_20_Emphasis">ГТС — АТС</text:span> (все АТС объединены в единую городскую сеть)</text:p>
        </text:list-item>
        <text:list-item>
          <text:p text:style-name="P4"><text:span text:style-name="Strong_20_Emphasis">Таксофон — Адрес</text:span> (каждый таксофон установлен по определённому адресу)</text:p>
        </text:list-item>
      </text:list>
      <text:h text:style-name="Heading_20_2" text:outline-level="2"><text:soft-page-break/><text:span text:style-name="Strong_20_Emphasis">Свойства объектов:</text:span></text:h>
      <text:h text:style-name="Heading_20_3" text:outline-level="3"><text:span text:style-name="Strong_20_Emphasis">Городская телефонная сеть (ГТС):</text:span></text:h>
      <text:list text:style-name="L4">
        <text:list-item>
          <text:p text:style-name="P5">Наименование</text:p>
        </text:list-item>
        <text:list-item>
          <text:p text:style-name="P5">Список АТС</text:p>
        </text:list-item>
        <text:list-item>
          <text:p text:style-name="P5">Общие данные по междугородним переговорам</text:p>
        </text:list-item>
        <text:list-item>
          <text:p text:style-name="P5">Сводная статистика (количество абонентов, должников и т.п.)</text:p>
        </text:list-item>
      </text:list>
      <text:h text:style-name="Heading_20_3" text:outline-level="3"><text:span text:style-name="Strong_20_Emphasis">АТС:</text:span></text:h>
      <text:list text:style-name="L5">
        <text:list-item>
          <text:p text:style-name="P6">Код АТС</text:p>
        </text:list-item>
        <text:list-item>
          <text:p text:style-name="P6">Тип (городская / ведомственная / учрежденческая)</text:p>
        </text:list-item>
        <text:list-item>
          <text:p text:style-name="P6">Список абонентов</text:p>
        </text:list-item>
        <text:list-item>
          <text:p text:style-name="P6">Список телефонных номеров</text:p>
        </text:list-item>
        <text:list-item>
          <text:p text:style-name="P6">Диапазон номеров</text:p>
        </text:list-item>
        <text:list-item>
          <text:p text:style-name="P6">Адрес АТС</text:p>
        </text:list-item>
      </text:list>
      <text:h text:style-name="Heading_20_3" text:outline-level="3"><text:span text:style-name="Strong_20_Emphasis">Абоненты:</text:span></text:h>
      <text:list text:style-name="L6">
        <text:list-item>
          <text:p text:style-name="P7">Фамилия</text:p>
        </text:list-item>
        <text:list-item>
          <text:p text:style-name="P7">Имя</text:p>
        </text:list-item>
        <text:list-item>
          <text:p text:style-name="P7">Отчество</text:p>
        </text:list-item>
        <text:list-item>
          <text:p text:style-name="P7">Пол</text:p>
        </text:list-item>
        <text:list-item>
          <text:p text:style-name="P7">Возраст (или дата рождения)</text:p>
        </text:list-item>
        <text:list-item>
          <text:p text:style-name="P7">Категория (обычный / льготный)</text:p>
        </text:list-item>
        <text:list-item>
          <text:p text:style-name="P7">Телефонный номер</text:p>
        </text:list-item>
        <text:list-item>
          <text:p text:style-name="P7">Наличие выхода на межгород (да/нет)</text:p>
        </text:list-item>
        <text:list-item>
          <text:p text:style-name="P7">Статус подключения (включен / отключен)</text:p>
        </text:list-item>
        <text:list-item>
          <text:p text:style-name="P7">Задолженность (сумма, срок)</text:p>
        </text:list-item>
      </text:list>
      <text:h text:style-name="Heading_20_3" text:outline-level="3"><text:span text:style-name="Strong_20_Emphasis">Телефоны:</text:span></text:h>
      <text:list text:style-name="L7">
        <text:list-item>
          <text:p text:style-name="P8">Номер телефона</text:p>
        </text:list-item>
        <text:list-item>
          <text:p text:style-name="P8">Тип (основной / параллельный / спаренный)</text:p>
        </text:list-item>
        <text:list-item>
          <text:p text:style-name="P8">Адрес установки</text:p>
        </text:list-item>
        <text:list-item>
          <text:p text:style-name="P8">Состояние (свободен / занят / отключен)</text:p>
        </text:list-item>
      </text:list>
      <text:h text:style-name="Heading_20_3" text:outline-level="3"><text:soft-page-break/><text:span text:style-name="Strong_20_Emphasis">Адреса:</text:span></text:h>
      <text:list text:style-name="L8">
        <text:list-item>
          <text:p text:style-name="P9">Индекс</text:p>
        </text:list-item>
        <text:list-item>
          <text:p text:style-name="P9">Район</text:p>
        </text:list-item>
        <text:list-item>
          <text:p text:style-name="P9">Улица</text:p>
        </text:list-item>
        <text:list-item>
          <text:p text:style-name="P9">Дом</text:p>
        </text:list-item>
        <text:list-item>
          <text:p text:style-name="P9">Квартира</text:p>
        </text:list-item>
      </text:list>
      <text:h text:style-name="Heading_20_3" text:outline-level="3"><text:span text:style-name="Strong_20_Emphasis">Междугородние переговоры:</text:span></text:h>
      <text:list text:style-name="L9">
        <text:list-item>
          <text:p text:style-name="P10">Дата и время</text:p>
        </text:list-item>
        <text:list-item>
          <text:p text:style-name="P10">Абонент (инициатор)</text:p>
        </text:list-item>
        <text:list-item>
          <text:p text:style-name="P10">Продолжительность</text:p>
        </text:list-item>
        <text:list-item>
          <text:p text:style-name="P10">Стоимость</text:p>
        </text:list-item>
        <text:list-item>
          <text:p text:style-name="P10">Статус оплаты</text:p>
        </text:list-item>
      </text:list>
      <text:h text:style-name="Heading_20_3" text:outline-level="3"><text:span text:style-name="Strong_20_Emphasis">Очередь на установку телефона:</text:span></text:h>
      <text:list text:style-name="L10">
        <text:list-item>
          <text:p text:style-name="P11">Категория очереди (обычная / льготная)</text:p>
        </text:list-item>
        <text:list-item>
          <text:p text:style-name="P11">Абонент</text:p>
        </text:list-item>
        <text:list-item>
          <text:p text:style-name="P11">Дата подачи заявки</text:p>
        </text:list-item>
        <text:list-item>
          <text:p text:style-name="P11">Статус (ожидание / рассмотрено / установлено)</text:p>
        </text:list-item>
      </text:list>
      <text:h text:style-name="Heading_20_3" text:outline-level="3"><text:span text:style-name="Strong_20_Emphasis">Платежи:</text:span></text:h>
      <text:list text:style-name="L11">
        <text:list-item>
          <text:p text:style-name="P12">Абонент</text:p>
        </text:list-item>
        <text:list-item>
          <text:p text:style-name="P12">Месяц / дата оплаты</text:p>
        </text:list-item>
        <text:list-item>
          <text:p text:style-name="P12">Сумма</text:p>
        </text:list-item>
        <text:list-item>
          <text:p text:style-name="P12">Тип платежа (абонентская плата / межгород / пени / подключение)</text:p>
        </text:list-item>
        <text:list-item>
          <text:p text:style-name="P12">Статус (оплачено / просрочено)</text:p>
        </text:list-item>
      </text:list>
      <text:h text:style-name="Heading_20_3" text:outline-level="3"><text:span text:style-name="Strong_20_Emphasis">Таксофоны и общественные телефоны:</text:span></text:h>
      <text:list text:style-name="L12">
        <text:list-item>
          <text:p text:style-name="P13">Номер телефона</text:p>
        </text:list-item>
        <text:list-item>
          <text:p text:style-name="P13">Тип (таксофон / общественный)</text:p>
        </text:list-item>
        <text:list-item>
          <text:p text:style-name="P13">Адрес установки</text:p>
        </text:list-item>
        <text:list-item>
          <text:p text:style-name="P13">Состояние (действует / не работает)</text:p>
        </text:list-item>
      </text:list>
      <text:h text:style-name="Heading_20_2" text:outline-level="2"><text:span text:style-name="Strong_20_Emphasis">Примеры запросов (из ТЗ):</text:span></text:h>
      <text:list text:style-name="L13">
        <text:list-item>
          <text:p text:style-name="P14">Список абонентов по АТС (всех, льготников, по возрасту, по фамилии)</text:p>
        </text:list-item>
        <text:list-item>
          <text:p text:style-name="P14"><text:soft-page-break/>Список свободных телефонных номеров (по АТС, по городу, по району)</text:p>
        </text:list-item>
        <text:list-item>
          <text:p text:style-name="P14">Список должников (по АТС, по району, по городу, с просрочкой более недели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7T21:10:34.917000000</meta:creation-date>
    <dc:date>2025-10-17T21:17:45.646000000</dc:date>
    <meta:editing-duration>PT7M11S</meta:editing-duration>
    <meta:editing-cycles>1</meta:editing-cycles>
    <meta:document-statistic meta:table-count="0" meta:image-count="0" meta:object-count="0" meta:page-count="4" meta:paragraph-count="88" meta:word-count="412" meta:character-count="2659" meta:non-whitespace-character-count="2400"/>
    <meta:generator>LibreOffice/7.6.4.1$Windows_X86_64 LibreOffice_project/e19e193f88cd6c0525a17fb7a176ed8e6a3e2aa1</meta:generator>
  </office:meta>
</office:document-meta>
</file>